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86mm"/>
    </style:style>
    <style:style style:name="co3" style:family="table-column">
      <style:table-column-properties fo:break-before="auto" style:column-width="11.15mm"/>
    </style:style>
    <style:style style:name="co4" style:family="table-column">
      <style:table-column-properties fo:break-before="auto" style:column-width="10.9mm"/>
    </style:style>
    <style:style style:name="co5" style:family="table-column">
      <style:table-column-properties fo:break-before="auto" style:column-width="15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>
      <style:text-properties fo:color="#dddddd" fo:font-weight="bold" style:font-weight-asian="bold" style:font-weight-complex="bold"/>
    </style:style>
    <style:style style:name="ce4" style:family="table-cell" style:parent-style-name="Default">
      <style:text-properties fo:color="#b2b2b2" style:font-name="Liberation Sans" fo:font-size="8pt" fo:font-weight="bold" style:font-name-asian="Arial Unicode MS" style:font-size-asian="8pt" style:font-weight-asian="bold" style:font-name-complex="Arial Unicode MS" style:font-size-complex="8pt" style:font-weight-complex="bold"/>
    </style:style>
    <style:style style:name="ce5" style:family="table-cell" style:parent-style-name="Default" style:data-style-name="N10">
      <style:text-properties fo:color="#b2b2b2"/>
    </style:style>
    <style:style style:name="ce6" style:family="table-cell" style:parent-style-name="Default" style:data-style-name="N10">
      <style:text-properties fo:color="#9900ff" fo:font-weight="bold" style:font-weight-asian="bold" style:font-weight-complex="bold"/>
    </style:style>
    <style:style style:name="ce7" style:family="table-cell" style:parent-style-name="Default">
      <style:text-properties fo:color="#b2b2b2"/>
    </style:style>
    <style:style style:name="ce8" style:family="table-cell" style:parent-style-name="Default" style:data-style-name="N1">
      <style:text-properties fo:color="#0066ff" fo:font-size="8pt" fo:font-weight="bold" style:font-size-asian="8pt" style:font-weight-asian="bold" style:font-size-complex="8pt" style:font-weight-complex="bold"/>
    </style:style>
    <style:style style:name="ce9" style:family="table-cell" style:parent-style-name="Default" style:data-style-name="N1">
      <style:text-properties fo:color="#0066ff"/>
    </style:style>
    <style:style style:name="ce10" style:family="table-cell" style:parent-style-name="Default" style:data-style-name="N1">
      <style:text-properties fo:color="#0066ff" fo:font-weight="bold" style:font-weight-asian="bold" style:font-weight-complex="bold"/>
    </style:style>
    <style:style style:name="ce11" style:family="table-cell" style:parent-style-name="Default">
      <style:text-properties fo:color="#cccccc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ext-properties fo:color="#cccccc"/>
    </style:style>
    <style:style style:name="ce13" style:family="table-cell" style:parent-style-name="Default">
      <style:text-properties fo:color="#cccccc" fo:font-weight="bold" style:font-weight-asian="bold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112">
      <style:text-properties fo:color="#0066ff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12">
      <style:text-properties fo:color="#0066ff"/>
    </style:style>
    <style:style style:name="ce17" style:family="table-cell" style:parent-style-name="Default" style:data-style-name="N112">
      <style:text-properties fo:color="#0066ff" fo:font-weight="bold" style:font-weight-asian="bold" style:font-weight-complex="bold"/>
    </style:style>
    <style:style style:name="ce18" style:family="table-cell" style:parent-style-name="Default">
      <style:text-properties fo:color="#0066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226.09mm" svg:y="1.71mm">
            <loext:p draw:notify-on-update-of-ranges="Sheet1.C2:Sheet1.C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14mm" svg:height="90.08mm" svg:x="228.34mm" svg:y="96.5mm">
            <loext:p draw:notify-on-update-of-ranges="Sheet1.G2:Sheet1.G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7"/>
        <table:table-column table:style-name="co1" table:default-cell-style-name="Default"/>
        <table:table-column table:style-name="co4" table:default-cell-style-name="Default"/>
        <table:table-column table:style-name="co5" table:default-cell-style-name="ce12"/>
        <table:table-column table:style-name="co1" table:number-columns-repeated="2" table:default-cell-style-name="Default"/>
        <table:table-column table:style-name="co1" table:default-cell-style-name="ce18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otal Count</text:p>
          </table:table-cell>
          <table:table-cell table:style-name="ce4" office:value-type="string" calcext:value-type="string">
            <text:p>Other Characters </text:p>
          </table:table-cell>
          <table:table-cell table:style-name="ce1" office:value-type="string" calcext:value-type="string">
            <text:p>Cleaned Count</text:p>
          </table:table-cell>
          <table:table-cell table:style-name="ce8" office:value-type="string" calcext:value-type="string">
            <text:p>… in books à 100 pages à 3000 characters each</text:p>
          </table:table-cell>
          <table:table-cell table:style-name="ce11" office:value-type="string" calcext:value-type="string">
            <text:p>Unique Letter Pairs</text:p>
          </table:table-cell>
          <table:table-cell table:style-name="ce1" office:value-type="string" calcext:value-type="string">
            <text:p>Cleaned Letter Pairs</text:p>
          </table:table-cell>
          <table:table-cell table:style-name="ce1" office:value-type="string" calcext:value-type="string">
            <text:p>Kerning Pairs</text:p>
          </table:table-cell>
          <table:table-cell table:style-name="ce15" office:value-type="string" calcext:value-type="string">
            <text:p>… in %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Czech</text:p>
          </table:table-cell>
          <table:table-cell office:value-type="string" calcext:value-type="string">
            <text:p>CS</text:p>
          </table:table-cell>
          <table:table-cell office:value-type="float" office:value="46272038" calcext:value-type="float">
            <text:p>46272038</text:p>
          </table:table-cell>
          <table:table-cell table:style-name="ce5" table:formula="of:=IF(ISBLANK([.E2]);&quot;&quot;;([.C2]-[.E2])/[.C2])" office:value-type="percentage" office:value="0.0402774349381369" calcext:value-type="percentage">
            <text:p>4 %</text:p>
          </table:table-cell>
          <table:table-cell office:value-type="float" office:value="44408319" calcext:value-type="float">
            <text:p>44408319</text:p>
          </table:table-cell>
          <table:table-cell table:style-name="ce9" table:formula="of:=IF(ISBLANK([.E2]);&quot;&quot;;[.E2]/300000)" office:value-type="float" office:value="148.02773" calcext:value-type="float">
            <text:p>148</text:p>
          </table:table-cell>
          <table:table-cell office:value-type="float" office:value="25315" calcext:value-type="float">
            <text:p>25315</text:p>
          </table:table-cell>
          <table:table-cell office:value-type="float" office:value="13103" calcext:value-type="float">
            <text:p>13103</text:p>
          </table:table-cell>
          <table:table-cell office:value-type="float" office:value="4751" calcext:value-type="float">
            <text:p>4751</text:p>
          </table:table-cell>
          <table:table-cell table:style-name="ce16" table:formula="of:=[.I2]/[.H2]" office:value-type="percentage" office:value="0.362588720140426" calcext:value-type="percentage">
            <text:p>3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nish</text:p>
          </table:table-cell>
          <table:table-cell office:value-type="string" calcext:value-type="string">
            <text:p>DA</text:p>
          </table:table-cell>
          <table:table-cell office:value-type="float" office:value="23035390" calcext:value-type="float">
            <text:p>23035390</text:p>
          </table:table-cell>
          <table:table-cell table:style-name="ce5" table:formula="of:=IF(ISBLANK([.E3]);&quot;&quot;;([.C3]-[.E3])/[.C3])" office:value-type="percentage" office:value="0.023542427543011" calcext:value-type="percentage">
            <text:p>2 %</text:p>
          </table:table-cell>
          <table:table-cell office:value-type="float" office:value="22493081" calcext:value-type="float">
            <text:p>22493081</text:p>
          </table:table-cell>
          <table:table-cell table:style-name="ce9" table:formula="of:=IF(ISBLANK([.E3]);&quot;&quot;;[.E3]/300000)" office:value-type="float" office:value="74.9769366666667" calcext:value-type="float">
            <text:p>75</text:p>
          </table:table-cell>
          <table:table-cell office:value-type="float" office:value="13393" calcext:value-type="float">
            <text:p>13393</text:p>
          </table:table-cell>
          <table:table-cell office:value-type="float" office:value="9327" calcext:value-type="float">
            <text:p>9327</text:p>
          </table:table-cell>
          <table:table-cell office:value-type="float" office:value="3407" calcext:value-type="float">
            <text:p>3407</text:p>
          </table:table-cell>
          <table:table-cell table:style-name="ce16" table:formula="of:=[.I3]/[.H3]" office:value-type="percentage" office:value="0.365283585290018" calcext:value-type="percentage">
            <text:p>3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rman</text:p>
          </table:table-cell>
          <table:table-cell office:value-type="string" calcext:value-type="string">
            <text:p>DE</text:p>
          </table:table-cell>
          <table:table-cell office:value-type="float" office:value="124253804" calcext:value-type="float">
            <text:p>124253804</text:p>
          </table:table-cell>
          <table:table-cell table:style-name="ce5" table:formula="of:=IF(ISBLANK([.E4]);&quot;&quot;;([.C4]-[.E4])/[.C4])" office:value-type="percentage" office:value="0.0649161372958851" calcext:value-type="percentage">
            <text:p>6 %</text:p>
          </table:table-cell>
          <table:table-cell office:value-type="float" office:value="116187727" calcext:value-type="float">
            <text:p>116187727</text:p>
          </table:table-cell>
          <table:table-cell table:style-name="ce9" table:formula="of:=IF(ISBLANK([.E4]);&quot;&quot;;[.E4]/300000)" office:value-type="float" office:value="387.292423333333" calcext:value-type="float">
            <text:p>387</text:p>
          </table:table-cell>
          <table:table-cell office:value-type="float" office:value="32619" calcext:value-type="float">
            <text:p>32619</text:p>
          </table:table-cell>
          <table:table-cell office:value-type="float" office:value="14377" calcext:value-type="float">
            <text:p>14377</text:p>
          </table:table-cell>
          <table:table-cell office:value-type="float" office:value="5154" calcext:value-type="float">
            <text:p>5154</text:p>
          </table:table-cell>
          <table:table-cell table:style-name="ce16" table:formula="of:=[.I4]/[.H4]" office:value-type="percentage" office:value="0.358489253669055" calcext:value-type="percentage">
            <text:p>3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</text:p>
          </table:table-cell>
          <table:table-cell office:value-type="float" office:value="158347495" calcext:value-type="float">
            <text:p>158347495</text:p>
          </table:table-cell>
          <table:table-cell table:style-name="ce5" table:formula="of:=IF(ISBLANK([.E5]);&quot;&quot;;([.C5]-[.E5])/[.C5])" office:value-type="percentage" office:value="0.0755804188755875" calcext:value-type="percentage">
            <text:p>8 %</text:p>
          </table:table-cell>
          <table:table-cell office:value-type="float" office:value="146379525" calcext:value-type="float">
            <text:p>146379525</text:p>
          </table:table-cell>
          <table:table-cell table:style-name="ce9" table:formula="of:=IF(ISBLANK([.E5]);&quot;&quot;;[.E5]/300000)" office:value-type="float" office:value="487.93175" calcext:value-type="float">
            <text:p>488</text:p>
          </table:table-cell>
          <table:table-cell office:value-type="float" office:value="28850" calcext:value-type="float">
            <text:p>28850</text:p>
          </table:table-cell>
          <table:table-cell office:value-type="float" office:value="12027" calcext:value-type="float">
            <text:p>12027</text:p>
          </table:table-cell>
          <table:table-cell office:value-type="float" office:value="4341" calcext:value-type="float">
            <text:p>4341</text:p>
          </table:table-cell>
          <table:table-cell table:style-name="ce16" table:formula="of:=[.I5]/[.H5]" office:value-type="percentage" office:value="0.360937889748067" calcext:value-type="percentage">
            <text:p>3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nish</text:p>
          </table:table-cell>
          <table:table-cell office:value-type="string" calcext:value-type="string">
            <text:p>ES</text:p>
          </table:table-cell>
          <table:table-cell office:value-type="float" office:value="58295025" calcext:value-type="float">
            <text:p>58295025</text:p>
          </table:table-cell>
          <table:table-cell table:style-name="ce5" table:formula="of:=IF(ISBLANK([.E6]);&quot;&quot;;([.C6]-[.E6])/[.C6])" office:value-type="percentage" office:value="0.0170306299722832" calcext:value-type="percentage">
            <text:p>2 %</text:p>
          </table:table-cell>
          <table:table-cell office:value-type="float" office:value="57302224" calcext:value-type="float">
            <text:p>57302224</text:p>
          </table:table-cell>
          <table:table-cell table:style-name="ce9" table:formula="of:=IF(ISBLANK([.E6]);&quot;&quot;;[.E6]/300000)" office:value-type="float" office:value="191.007413333333" calcext:value-type="float">
            <text:p>191</text:p>
          </table:table-cell>
          <table:table-cell office:value-type="float" office:value="21789" calcext:value-type="float">
            <text:p>21789</text:p>
          </table:table-cell>
          <table:table-cell office:value-type="float" office:value="10669" calcext:value-type="float">
            <text:p>10669</text:p>
          </table:table-cell>
          <table:table-cell office:value-type="float" office:value="3835" calcext:value-type="float">
            <text:p>3835</text:p>
          </table:table-cell>
          <table:table-cell table:style-name="ce16" table:formula="of:=[.I6]/[.H6]" office:value-type="percentage" office:value="0.359452619739432" calcext:value-type="percentage">
            <text:p>3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tonian</text:p>
          </table:table-cell>
          <table:table-cell office:value-type="string" calcext:value-type="string">
            <text:p>ET</text:p>
          </table:table-cell>
          <table:table-cell office:value-type="float" office:value="7145736" calcext:value-type="float">
            <text:p>7145736</text:p>
          </table:table-cell>
          <table:table-cell table:style-name="ce5" table:formula="of:=IF(ISBLANK([.E7]);&quot;&quot;;([.C7]-[.E7])/[.C7])" office:value-type="percentage" office:value="0.0275425792388636" calcext:value-type="percentage">
            <text:p>3 %</text:p>
          </table:table-cell>
          <table:table-cell office:value-type="float" office:value="6948924" calcext:value-type="float">
            <text:p>6948924</text:p>
          </table:table-cell>
          <table:table-cell table:style-name="ce9" table:formula="of:=IF(ISBLANK([.E7]);&quot;&quot;;[.E7]/300000)" office:value-type="float" office:value="23.16308" calcext:value-type="float">
            <text:p>23</text:p>
          </table:table-cell>
          <table:table-cell office:value-type="float" office:value="10195" calcext:value-type="float">
            <text:p>10195</text:p>
          </table:table-cell>
          <table:table-cell office:value-type="float" office:value="7097" calcext:value-type="float">
            <text:p>7097</text:p>
          </table:table-cell>
          <table:table-cell office:value-type="float" office:value="2616" calcext:value-type="float">
            <text:p>2616</text:p>
          </table:table-cell>
          <table:table-cell table:style-name="ce16" table:formula="of:=[.I7]/[.H7]" office:value-type="percentage" office:value="0.368606453431027" calcext:value-type="percentage">
            <text:p>3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nnish</text:p>
          </table:table-cell>
          <table:table-cell office:value-type="string" calcext:value-type="string">
            <text:p>FI</text:p>
          </table:table-cell>
          <table:table-cell office:value-type="float" office:value="24626215" calcext:value-type="float">
            <text:p>24626215</text:p>
          </table:table-cell>
          <table:table-cell table:style-name="ce5" table:formula="of:=IF(ISBLANK([.E8]);&quot;&quot;;([.C8]-[.E8])/[.C8])" office:value-type="percentage" office:value="0.0295592318998271" calcext:value-type="percentage">
            <text:p>3 %</text:p>
          </table:table-cell>
          <table:table-cell office:value-type="float" office:value="23898283" calcext:value-type="float">
            <text:p>23898283</text:p>
          </table:table-cell>
          <table:table-cell table:style-name="ce9" table:formula="of:=IF(ISBLANK([.E8]);&quot;&quot;;[.E8]/300000)" office:value-type="float" office:value="79.6609433333333" calcext:value-type="float">
            <text:p>80</text:p>
          </table:table-cell>
          <table:table-cell office:value-type="float" office:value="14501" calcext:value-type="float">
            <text:p>14501</text:p>
          </table:table-cell>
          <table:table-cell office:value-type="float" office:value="8892" calcext:value-type="float">
            <text:p>8892</text:p>
          </table:table-cell>
          <table:table-cell office:value-type="float" office:value="3278" calcext:value-type="float">
            <text:p>3278</text:p>
          </table:table-cell>
          <table:table-cell table:style-name="ce16" table:formula="of:=[.I8]/[.H8]" office:value-type="percentage" office:value="0.368645973909132" calcext:value-type="percentage">
            <text:p>3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float" office:value="98035722" calcext:value-type="float">
            <text:p>98035722</text:p>
          </table:table-cell>
          <table:table-cell table:style-name="ce5" table:formula="of:=IF(ISBLANK([.E9]);&quot;&quot;;([.C9]-[.E9])/[.C9])" office:value-type="percentage" office:value="0.0150630195797405" calcext:value-type="percentage">
            <text:p>2 %</text:p>
          </table:table-cell>
          <table:table-cell office:value-type="float" office:value="96559008" calcext:value-type="float">
            <text:p>96559008</text:p>
          </table:table-cell>
          <table:table-cell table:style-name="ce9" table:formula="of:=IF(ISBLANK([.E9]);&quot;&quot;;[.E9]/300000)" office:value-type="float" office:value="321.86336" calcext:value-type="float">
            <text:p>322</text:p>
          </table:table-cell>
          <table:table-cell office:value-type="float" office:value="22868" calcext:value-type="float">
            <text:p>22868</text:p>
          </table:table-cell>
          <table:table-cell office:value-type="float" office:value="12000" calcext:value-type="float">
            <text:p>12000</text:p>
          </table:table-cell>
          <table:table-cell office:value-type="float" office:value="4383" calcext:value-type="float">
            <text:p>4383</text:p>
          </table:table-cell>
          <table:table-cell table:style-name="ce16" table:formula="of:=[.I9]/[.H9]" office:value-type="percentage" office:value="0.36525" calcext:value-type="percentage">
            <text:p>3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oatian</text:p>
          </table:table-cell>
          <table:table-cell office:value-type="string" calcext:value-type="string">
            <text:p>HR</text:p>
          </table:table-cell>
          <table:table-cell office:value-type="float" office:value="19916695" calcext:value-type="float">
            <text:p>19916695</text:p>
          </table:table-cell>
          <table:table-cell table:style-name="ce5" table:formula="of:=IF(ISBLANK([.E10]);&quot;&quot;;([.C10]-[.E10])/[.C10])" office:value-type="percentage" office:value="0.0130350442179287" calcext:value-type="percentage">
            <text:p>1 %</text:p>
          </table:table-cell>
          <table:table-cell office:value-type="float" office:value="19657080" calcext:value-type="float">
            <text:p>19657080</text:p>
          </table:table-cell>
          <table:table-cell table:style-name="ce9" table:formula="of:=IF(ISBLANK([.E10]);&quot;&quot;;[.E10]/300000)" office:value-type="float" office:value="65.5236" calcext:value-type="float">
            <text:p>66</text:p>
          </table:table-cell>
          <table:table-cell office:value-type="float" office:value="14832" calcext:value-type="float">
            <text:p>14832</text:p>
          </table:table-cell>
          <table:table-cell office:value-type="float" office:value="9133" calcext:value-type="float">
            <text:p>9133</text:p>
          </table:table-cell>
          <table:table-cell office:value-type="float" office:value="3305" calcext:value-type="float">
            <text:p>3305</text:p>
          </table:table-cell>
          <table:table-cell table:style-name="ce16" table:formula="of:=[.I10]/[.H10]" office:value-type="percentage" office:value="0.361874520967919" calcext:value-type="percentage">
            <text:p>3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ungarian</text:p>
          </table:table-cell>
          <table:table-cell office:value-type="string" calcext:value-type="string">
            <text:p>HU</text:p>
          </table:table-cell>
          <table:table-cell office:value-type="float" office:value="64028188" calcext:value-type="float">
            <text:p>64028188</text:p>
          </table:table-cell>
          <table:table-cell table:style-name="ce5" table:formula="of:=IF(ISBLANK([.E11]);&quot;&quot;;([.C11]-[.E11])/[.C11])" office:value-type="percentage" office:value="0.0258157860097493" calcext:value-type="percentage">
            <text:p>3 %</text:p>
          </table:table-cell>
          <table:table-cell office:value-type="float" office:value="62375250" calcext:value-type="float">
            <text:p>62375250</text:p>
          </table:table-cell>
          <table:table-cell table:style-name="ce9" table:formula="of:=IF(ISBLANK([.E11]);&quot;&quot;;[.E11]/300000)" office:value-type="float" office:value="207.9175" calcext:value-type="float">
            <text:p>208</text:p>
          </table:table-cell>
          <table:table-cell office:value-type="float" office:value="32374" calcext:value-type="float">
            <text:p>32374</text:p>
          </table:table-cell>
          <table:table-cell office:value-type="float" office:value="13334" calcext:value-type="float">
            <text:p>13334</text:p>
          </table:table-cell>
          <table:table-cell office:value-type="float" office:value="4752" calcext:value-type="float">
            <text:p>4752</text:p>
          </table:table-cell>
          <table:table-cell table:style-name="ce16" table:formula="of:=[.I11]/[.H11]" office:value-type="percentage" office:value="0.356382180890955" calcext:value-type="percentage">
            <text:p>3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float" office:value="48388784" calcext:value-type="float">
            <text:p>48388784</text:p>
          </table:table-cell>
          <table:table-cell table:style-name="ce5" table:formula="of:=IF(ISBLANK([.E12]);&quot;&quot;;([.C12]-[.E12])/[.C12])" office:value-type="percentage" office:value="0.0145057995257744" calcext:value-type="percentage">
            <text:p>1 %</text:p>
          </table:table-cell>
          <table:table-cell office:value-type="float" office:value="47686866" calcext:value-type="float">
            <text:p>47686866</text:p>
          </table:table-cell>
          <table:table-cell table:style-name="ce9" table:formula="of:=IF(ISBLANK([.E12]);&quot;&quot;;[.E12]/300000)" office:value-type="float" office:value="158.95622" calcext:value-type="float">
            <text:p>159</text:p>
          </table:table-cell>
          <table:table-cell office:value-type="float" office:value="21087" calcext:value-type="float">
            <text:p>21087</text:p>
          </table:table-cell>
          <table:table-cell office:value-type="float" office:value="10577" calcext:value-type="float">
            <text:p>10577</text:p>
          </table:table-cell>
          <table:table-cell office:value-type="float" office:value="3815" calcext:value-type="float">
            <text:p>3815</text:p>
          </table:table-cell>
          <table:table-cell table:style-name="ce16" table:formula="of:=[.I12]/[.H12]" office:value-type="percentage" office:value="0.360688285903375" calcext:value-type="percentage">
            <text:p>3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thuanian</text:p>
          </table:table-cell>
          <table:table-cell office:value-type="string" calcext:value-type="string">
            <text:p>LT</text:p>
          </table:table-cell>
          <table:table-cell office:value-type="float" office:value="1991534" calcext:value-type="float">
            <text:p>1991534</text:p>
          </table:table-cell>
          <table:table-cell table:style-name="ce5" table:formula="of:=IF(ISBLANK([.E13]);&quot;&quot;;([.C13]-[.E13])/[.C13])" office:value-type="percentage" office:value="0.00982257897680883" calcext:value-type="percentage">
            <text:p>1 %</text:p>
          </table:table-cell>
          <table:table-cell office:value-type="float" office:value="1971972" calcext:value-type="float">
            <text:p>1971972</text:p>
          </table:table-cell>
          <table:table-cell table:style-name="ce9" table:formula="of:=IF(ISBLANK([.E13]);&quot;&quot;;[.E13]/300000)" office:value-type="float" office:value="6.57324" calcext:value-type="float">
            <text:p>7</text:p>
          </table:table-cell>
          <table:table-cell office:value-type="float" office:value="9997" calcext:value-type="float">
            <text:p>9997</text:p>
          </table:table-cell>
          <table:table-cell office:value-type="float" office:value="6183" calcext:value-type="float">
            <text:p>6183</text:p>
          </table:table-cell>
          <table:table-cell office:value-type="float" office:value="2353" calcext:value-type="float">
            <text:p>2353</text:p>
          </table:table-cell>
          <table:table-cell table:style-name="ce16" table:formula="of:=[.I13]/[.H13]" office:value-type="percentage" office:value="0.38055959890021" calcext:value-type="percentage">
            <text:p>3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vian</text:p>
          </table:table-cell>
          <table:table-cell office:value-type="string" calcext:value-type="string">
            <text:p>LV</text:p>
          </table:table-cell>
          <table:table-cell office:value-type="float" office:value="1408783" calcext:value-type="float">
            <text:p>1408783</text:p>
          </table:table-cell>
          <table:table-cell table:style-name="ce5" table:formula="of:=IF(ISBLANK([.E14]);&quot;&quot;;([.C14]-[.E14])/[.C14])" office:value-type="percentage" office:value="0.00756823442645177" calcext:value-type="percentage">
            <text:p>1 %</text:p>
          </table:table-cell>
          <table:table-cell office:value-type="float" office:value="1398121" calcext:value-type="float">
            <text:p>1398121</text:p>
          </table:table-cell>
          <table:table-cell table:style-name="ce9" table:formula="of:=IF(ISBLANK([.E14]);&quot;&quot;;[.E14]/300000)" office:value-type="float" office:value="4.66040333333333" calcext:value-type="float">
            <text:p>5</text:p>
          </table:table-cell>
          <table:table-cell office:value-type="float" office:value="6337" calcext:value-type="float">
            <text:p>6337</text:p>
          </table:table-cell>
          <table:table-cell office:value-type="float" office:value="4787" calcext:value-type="float">
            <text:p>4787</text:p>
          </table:table-cell>
          <table:table-cell office:value-type="float" office:value="1670" calcext:value-type="float">
            <text:p>1670</text:p>
          </table:table-cell>
          <table:table-cell table:style-name="ce16" table:formula="of:=[.I14]/[.H14]" office:value-type="percentage" office:value="0.34886149989555" calcext:value-type="percentage">
            <text:p>3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tch</text:p>
          </table:table-cell>
          <table:table-cell office:value-type="string" calcext:value-type="string">
            <text:p>NL</text:p>
          </table:table-cell>
          <table:table-cell office:value-type="float" office:value="28896935" calcext:value-type="float">
            <text:p>28896935</text:p>
          </table:table-cell>
          <table:table-cell table:style-name="ce5" table:formula="of:=IF(ISBLANK([.E15]);&quot;&quot;;([.C15]-[.E15])/[.C15])" office:value-type="percentage" office:value="0.0381067403861344" calcext:value-type="percentage">
            <text:p>4 %</text:p>
          </table:table-cell>
          <table:table-cell office:value-type="float" office:value="27795767" calcext:value-type="float">
            <text:p>27795767</text:p>
          </table:table-cell>
          <table:table-cell table:style-name="ce9" table:formula="of:=IF(ISBLANK([.E15]);&quot;&quot;;[.E15]/300000)" office:value-type="float" office:value="92.6525566666667" calcext:value-type="float">
            <text:p>93</text:p>
          </table:table-cell>
          <table:table-cell office:value-type="float" office:value="15242" calcext:value-type="float">
            <text:p>15242</text:p>
          </table:table-cell>
          <table:table-cell office:value-type="float" office:value="9535" calcext:value-type="float">
            <text:p>9535</text:p>
          </table:table-cell>
          <table:table-cell office:value-type="float" office:value="3445" calcext:value-type="float">
            <text:p>3445</text:p>
          </table:table-cell>
          <table:table-cell table:style-name="ce16" table:formula="of:=[.I15]/[.H15]" office:value-type="percentage" office:value="0.361300471945464" calcext:value-type="percentage">
            <text:p>3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rwegian</text:p>
          </table:table-cell>
          <table:table-cell office:value-type="string" calcext:value-type="string">
            <text:p>NO</text:p>
          </table:table-cell>
          <table:table-cell office:value-type="float" office:value="33814472" calcext:value-type="float">
            <text:p>33814472</text:p>
          </table:table-cell>
          <table:table-cell table:style-name="ce5" table:formula="of:=IF(ISBLANK([.E16]);&quot;&quot;;([.C16]-[.E16])/[.C16])" office:value-type="percentage" office:value="0.0223349044160737" calcext:value-type="percentage">
            <text:p>2 %</text:p>
          </table:table-cell>
          <table:table-cell office:value-type="float" office:value="33059229" calcext:value-type="float">
            <text:p>33059229</text:p>
          </table:table-cell>
          <table:table-cell table:style-name="ce9" table:formula="of:=IF(ISBLANK([.E16]);&quot;&quot;;[.E16]/300000)" office:value-type="float" office:value="110.19743" calcext:value-type="float">
            <text:p>110</text:p>
          </table:table-cell>
          <table:table-cell office:value-type="float" office:value="19197" calcext:value-type="float">
            <text:p>19197</text:p>
          </table:table-cell>
          <table:table-cell office:value-type="float" office:value="10739" calcext:value-type="float">
            <text:p>10739</text:p>
          </table:table-cell>
          <table:table-cell office:value-type="float" office:value="3914" calcext:value-type="float">
            <text:p>3914</text:p>
          </table:table-cell>
          <table:table-cell table:style-name="ce16" table:formula="of:=[.I16]/[.H16]" office:value-type="percentage" office:value="0.364465965173666" calcext:value-type="percentage">
            <text:p>3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ish</text:p>
          </table:table-cell>
          <table:table-cell office:value-type="string" calcext:value-type="string">
            <text:p>PL</text:p>
          </table:table-cell>
          <table:table-cell office:value-type="float" office:value="29309643" calcext:value-type="float">
            <text:p>29309643</text:p>
          </table:table-cell>
          <table:table-cell table:style-name="ce5" table:formula="of:=IF(ISBLANK([.E17]);&quot;&quot;;([.C17]-[.E17])/[.C17])" office:value-type="percentage" office:value="0.0243303543478848" calcext:value-type="percentage">
            <text:p>2 %</text:p>
          </table:table-cell>
          <table:table-cell office:value-type="float" office:value="28596529" calcext:value-type="float">
            <text:p>28596529</text:p>
          </table:table-cell>
          <table:table-cell table:style-name="ce9" table:formula="of:=IF(ISBLANK([.E17]);&quot;&quot;;[.E17]/300000)" office:value-type="float" office:value="95.3217633333333" calcext:value-type="float">
            <text:p>95</text:p>
          </table:table-cell>
          <table:table-cell office:value-type="float" office:value="17023" calcext:value-type="float">
            <text:p>17023</text:p>
          </table:table-cell>
          <table:table-cell office:value-type="float" office:value="9762" calcext:value-type="float">
            <text:p>9762</text:p>
          </table:table-cell>
          <table:table-cell office:value-type="float" office:value="3537" calcext:value-type="float">
            <text:p>3537</text:p>
          </table:table-cell>
          <table:table-cell table:style-name="ce16" table:formula="of:=[.I17]/[.H17]" office:value-type="percentage" office:value="0.362323294406884" calcext:value-type="percentage">
            <text:p>3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rtuguese</text:p>
          </table:table-cell>
          <table:table-cell office:value-type="string" calcext:value-type="string">
            <text:p>PT</text:p>
          </table:table-cell>
          <table:table-cell office:value-type="float" office:value="20432671" calcext:value-type="float">
            <text:p>20432671</text:p>
          </table:table-cell>
          <table:table-cell table:style-name="ce5" table:formula="of:=IF(ISBLANK([.E18]);&quot;&quot;;([.C18]-[.E18])/[.C18])" office:value-type="percentage" office:value="0.0142684722912633" calcext:value-type="percentage">
            <text:p>1 %</text:p>
          </table:table-cell>
          <table:table-cell office:value-type="float" office:value="20141128" calcext:value-type="float">
            <text:p>20141128</text:p>
          </table:table-cell>
          <table:table-cell table:style-name="ce9" table:formula="of:=IF(ISBLANK([.E18]);&quot;&quot;;[.E18]/300000)" office:value-type="float" office:value="67.1370933333333" calcext:value-type="float">
            <text:p>67</text:p>
          </table:table-cell>
          <table:table-cell office:value-type="float" office:value="12490" calcext:value-type="float">
            <text:p>12490</text:p>
          </table:table-cell>
          <table:table-cell office:value-type="float" office:value="7883" calcext:value-type="float">
            <text:p>7883</text:p>
          </table:table-cell>
          <table:table-cell office:value-type="float" office:value="2915" calcext:value-type="float">
            <text:p>2915</text:p>
          </table:table-cell>
          <table:table-cell table:style-name="ce16" table:formula="of:=[.I18]/[.H18]" office:value-type="percentage" office:value="0.369783077508563" calcext:value-type="percentage">
            <text:p>3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manian</text:p>
          </table:table-cell>
          <table:table-cell office:value-type="string" calcext:value-type="string">
            <text:p>RO</text:p>
          </table:table-cell>
          <table:table-cell office:value-type="float" office:value="10510375" calcext:value-type="float">
            <text:p>10510375</text:p>
          </table:table-cell>
          <table:table-cell table:style-name="ce5" table:formula="of:=IF(ISBLANK([.E19]);&quot;&quot;;([.C19]-[.E19])/[.C19])" office:value-type="percentage" office:value="0.0401895270149733" calcext:value-type="percentage">
            <text:p>4 %</text:p>
          </table:table-cell>
          <table:table-cell office:value-type="float" office:value="10087968" calcext:value-type="float">
            <text:p>10087968</text:p>
          </table:table-cell>
          <table:table-cell table:style-name="ce9" table:formula="of:=IF(ISBLANK([.E19]);&quot;&quot;;[.E19]/300000)" office:value-type="float" office:value="33.62656" calcext:value-type="float">
            <text:p>34</text:p>
          </table:table-cell>
          <table:table-cell office:value-type="float" office:value="13062" calcext:value-type="float">
            <text:p>13062</text:p>
          </table:table-cell>
          <table:table-cell office:value-type="float" office:value="8195" calcext:value-type="float">
            <text:p>8195</text:p>
          </table:table-cell>
          <table:table-cell office:value-type="float" office:value="3077" calcext:value-type="float">
            <text:p>3077</text:p>
          </table:table-cell>
          <table:table-cell table:style-name="ce16" table:formula="of:=[.I19]/[.H19]" office:value-type="percentage" office:value="0.375472849298353" calcext:value-type="percentage">
            <text:p>3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mi</text:p>
          </table:table-cell>
          <table:table-cell office:value-type="string" calcext:value-type="string">
            <text:p>SE</text:p>
          </table:table-cell>
          <table:table-cell office:value-type="float" office:value="569375" calcext:value-type="float">
            <text:p>569375</text:p>
          </table:table-cell>
          <table:table-cell table:style-name="ce5" table:formula="of:=IF(ISBLANK([.E20]);&quot;&quot;;([.C20]-[.E20])/[.C20])" office:value-type="percentage" office:value="0.0477611416026345" calcext:value-type="percentage">
            <text:p>5 %</text:p>
          </table:table-cell>
          <table:table-cell office:value-type="float" office:value="542181" calcext:value-type="float">
            <text:p>542181</text:p>
          </table:table-cell>
          <table:table-cell table:style-name="ce9" table:formula="of:=IF(ISBLANK([.E20]);&quot;&quot;;[.E20]/300000)" office:value-type="float" office:value="1.80727" calcext:value-type="float">
            <text:p>2</text:p>
          </table:table-cell>
          <table:table-cell office:value-type="float" office:value="6139" calcext:value-type="float">
            <text:p>6139</text:p>
          </table:table-cell>
          <table:table-cell office:value-type="float" office:value="4381" calcext:value-type="float">
            <text:p>4381</text:p>
          </table:table-cell>
          <table:table-cell office:value-type="float" office:value="1663" calcext:value-type="float">
            <text:p>1663</text:p>
          </table:table-cell>
          <table:table-cell table:style-name="ce16" table:formula="of:=[.I20]/[.H20]" office:value-type="percentage" office:value="0.379593700068478" calcext:value-type="percentage">
            <text:p>3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ovak</text:p>
          </table:table-cell>
          <table:table-cell office:value-type="string" calcext:value-type="string">
            <text:p>SK</text:p>
          </table:table-cell>
          <table:table-cell office:value-type="float" office:value="6974070" calcext:value-type="float">
            <text:p>6974070</text:p>
          </table:table-cell>
          <table:table-cell table:style-name="ce5" table:formula="of:=IF(ISBLANK([.E21]);&quot;&quot;;([.C21]-[.E21])/[.C21])" office:value-type="percentage" office:value="0.0409020844356308" calcext:value-type="percentage">
            <text:p>4 %</text:p>
          </table:table-cell>
          <table:table-cell office:value-type="float" office:value="6688816" calcext:value-type="float">
            <text:p>6688816</text:p>
          </table:table-cell>
          <table:table-cell table:style-name="ce9" table:formula="of:=IF(ISBLANK([.E21]);&quot;&quot;;[.E21]/300000)" office:value-type="float" office:value="22.2960533333333" calcext:value-type="float">
            <text:p>22</text:p>
          </table:table-cell>
          <table:table-cell office:value-type="float" office:value="10912" calcext:value-type="float">
            <text:p>10912</text:p>
          </table:table-cell>
          <table:table-cell office:value-type="float" office:value="8172" calcext:value-type="float">
            <text:p>8172</text:p>
          </table:table-cell>
          <table:table-cell office:value-type="float" office:value="3008" calcext:value-type="float">
            <text:p>3008</text:p>
          </table:table-cell>
          <table:table-cell table:style-name="ce16" table:formula="of:=[.I21]/[.H21]" office:value-type="percentage" office:value="0.368086147821831" calcext:value-type="percentage">
            <text:p>3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ovenian</text:p>
          </table:table-cell>
          <table:table-cell office:value-type="string" calcext:value-type="string">
            <text:p>SL</text:p>
          </table:table-cell>
          <table:table-cell office:value-type="float" office:value="7148986" calcext:value-type="float">
            <text:p>7148986</text:p>
          </table:table-cell>
          <table:table-cell table:style-name="ce5" table:formula="of:=IF(ISBLANK([.E22]);&quot;&quot;;([.C22]-[.E22])/[.C22])" office:value-type="percentage" office:value="0.0222237111668704" calcext:value-type="percentage">
            <text:p>2 %</text:p>
          </table:table-cell>
          <table:table-cell office:value-type="float" office:value="6990109" calcext:value-type="float">
            <text:p>6990109</text:p>
          </table:table-cell>
          <table:table-cell table:style-name="ce9" table:formula="of:=IF(ISBLANK([.E22]);&quot;&quot;;[.E22]/300000)" office:value-type="float" office:value="23.3003633333333" calcext:value-type="float">
            <text:p>23</text:p>
          </table:table-cell>
          <table:table-cell office:value-type="float" office:value="11656" calcext:value-type="float">
            <text:p>11656</text:p>
          </table:table-cell>
          <table:table-cell office:value-type="float" office:value="7429" calcext:value-type="float">
            <text:p>7429</text:p>
          </table:table-cell>
          <table:table-cell office:value-type="float" office:value="2694" calcext:value-type="float">
            <text:p>2694</text:p>
          </table:table-cell>
          <table:table-cell table:style-name="ce16" table:formula="of:=[.I22]/[.H22]" office:value-type="percentage" office:value="0.362632925023556" calcext:value-type="percentage">
            <text:p>3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banian</text:p>
          </table:table-cell>
          <table:table-cell office:value-type="string" calcext:value-type="string">
            <text:p>SQ</text:p>
          </table:table-cell>
          <table:table-cell office:value-type="float" office:value="9103930" calcext:value-type="float">
            <text:p>9103930</text:p>
          </table:table-cell>
          <table:table-cell table:style-name="ce5" table:formula="of:=IF(ISBLANK([.E23]);&quot;&quot;;([.C23]-[.E23])/[.C23])" office:value-type="percentage" office:value="0.0670966275004311" calcext:value-type="percentage">
            <text:p>7 %</text:p>
          </table:table-cell>
          <table:table-cell office:value-type="float" office:value="8493087" calcext:value-type="float">
            <text:p>8493087</text:p>
          </table:table-cell>
          <table:table-cell table:style-name="ce9" table:formula="of:=IF(ISBLANK([.E23]);&quot;&quot;;[.E23]/300000)" office:value-type="float" office:value="28.31029" calcext:value-type="float">
            <text:p>28</text:p>
          </table:table-cell>
          <table:table-cell office:value-type="float" office:value="12726" calcext:value-type="float">
            <text:p>12726</text:p>
          </table:table-cell>
          <table:table-cell office:value-type="float" office:value="7815" calcext:value-type="float">
            <text:p>7815</text:p>
          </table:table-cell>
          <table:table-cell office:value-type="float" office:value="2943" calcext:value-type="float">
            <text:p>2943</text:p>
          </table:table-cell>
          <table:table-cell table:style-name="ce16" table:formula="of:=[.I23]/[.H23]" office:value-type="percentage" office:value="0.37658349328215" calcext:value-type="percentage">
            <text:p>3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wedish</text:p>
          </table:table-cell>
          <table:table-cell office:value-type="string" calcext:value-type="string">
            <text:p>SV</text:p>
          </table:table-cell>
          <table:table-cell office:value-type="float" office:value="10818808" calcext:value-type="float">
            <text:p>10818808</text:p>
          </table:table-cell>
          <table:table-cell table:style-name="ce5" table:formula="of:=IF(ISBLANK([.E24]);&quot;&quot;;([.C24]-[.E24])/[.C24])" office:value-type="percentage" office:value="0.0343167195498802" calcext:value-type="percentage">
            <text:p>3 %</text:p>
          </table:table-cell>
          <table:table-cell office:value-type="float" office:value="10447542" calcext:value-type="float">
            <text:p>10447542</text:p>
          </table:table-cell>
          <table:table-cell table:style-name="ce9" table:formula="of:=IF(ISBLANK([.E24]);&quot;&quot;;[.E24]/300000)" office:value-type="float" office:value="34.82514" calcext:value-type="float">
            <text:p>35</text:p>
          </table:table-cell>
          <table:table-cell office:value-type="float" office:value="13533" calcext:value-type="float">
            <text:p>13533</text:p>
          </table:table-cell>
          <table:table-cell office:value-type="float" office:value="8339" calcext:value-type="float">
            <text:p>8339</text:p>
          </table:table-cell>
          <table:table-cell office:value-type="float" office:value="3158" calcext:value-type="float">
            <text:p>3158</text:p>
          </table:table-cell>
          <table:table-cell table:style-name="ce16" table:formula="of:=[.I24]/[.H24]" office:value-type="percentage" office:value="0.378702482312028" calcext:value-type="percentage">
            <text:p>3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rkish</text:p>
          </table:table-cell>
          <table:table-cell office:value-type="string" calcext:value-type="string">
            <text:p>TR</text:p>
          </table:table-cell>
          <table:table-cell office:value-type="float" office:value="6452528" calcext:value-type="float">
            <text:p>6452528</text:p>
          </table:table-cell>
          <table:table-cell table:style-name="ce5" table:formula="of:=IF(ISBLANK([.E25]);&quot;&quot;;([.C25]-[.E25])/[.C25])" office:value-type="percentage" office:value="0.016322749781171" calcext:value-type="percentage">
            <text:p>2 %</text:p>
          </table:table-cell>
          <table:table-cell office:value-type="float" office:value="6347205" calcext:value-type="float">
            <text:p>6347205</text:p>
          </table:table-cell>
          <table:table-cell table:style-name="ce9" table:formula="of:=IF(ISBLANK([.E25]);&quot;&quot;;[.E25]/300000)" office:value-type="float" office:value="21.15735" calcext:value-type="float">
            <text:p>21</text:p>
          </table:table-cell>
          <table:table-cell office:value-type="float" office:value="9582" calcext:value-type="float">
            <text:p>9582</text:p>
          </table:table-cell>
          <table:table-cell office:value-type="float" office:value="7038" calcext:value-type="float">
            <text:p>7038</text:p>
          </table:table-cell>
          <table:table-cell office:value-type="float" office:value="2512" calcext:value-type="float">
            <text:p>2512</text:p>
          </table:table-cell>
          <table:table-cell table:style-name="ce16" table:formula="of:=[.I25]/[.H25]" office:value-type="percentage" office:value="0.356919579425973" calcext:value-type="percentage">
            <text:p>36%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3" table:formula="of:=AVERAGE([.C2:.C25])" office:value-type="float" office:value="34990716.75" calcext:value-type="float">
            <text:p>34990717</text:p>
          </table:table-cell>
          <table:table-cell table:style-name="ce6" table:formula="of:=IF(ISBLANK([.E26]);&quot;&quot;;([.C26]-[.E26])/[.C26])" office:value-type="percentage" office:value="0.0396786920633742" calcext:value-type="percentage">
            <text:p>4 %</text:p>
          </table:table-cell>
          <table:table-cell table:style-name="ce3" table:formula="of:=AVERAGE([.E2:.E25])" office:value-type="float" office:value="33602330.875" calcext:value-type="float">
            <text:p>33602331</text:p>
          </table:table-cell>
          <table:table-cell table:style-name="ce10" table:formula="of:=SUM([.F2:.F25])" office:value-type="float" office:value="2688.18647" calcext:value-type="float">
            <text:p>2688</text:p>
          </table:table-cell>
          <table:table-cell table:style-name="ce13" table:formula="of:=SUM([.G2:.G25])" office:value-type="float" office:value="395719" calcext:value-type="float">
            <text:p>395719</text:p>
          </table:table-cell>
          <table:table-cell table:style-name="ce14" table:formula="of:=SUM([.H2:.H25])" office:value-type="float" office:value="220794" calcext:value-type="float">
            <text:p>220794</text:p>
          </table:table-cell>
          <table:table-cell table:style-name="ce2"/>
          <table:table-cell table:style-name="ce17" table:formula="of:=AVERAGE([.J2:.J25])" office:value-type="percentage" office:value="0.365561857031338" calcext:value-type="percentage">
            <text:p>37%</text:p>
          </table:table-cell>
          <table:table-cell table:style-name="ce2" table:number-columns-repeated="1014"/>
        </table:table-row>
        <table:table-row table:style-name="ro1">
          <table:table-cell table:number-columns-repeated="7"/>
          <table:table-cell table:style-name="ce6" table:formula="of:=[.H26]/[.G26]" office:value-type="percentage" office:value="0.557956529759754" calcext:value-type="percentage">
            <text:p>56 %</text:p>
          </table:table-cell>
          <table:table-cell table:number-columns-repeated="101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2" loext:min-decimal-places="12" number:min-integer-digits="1"/>
    </number:number-style>
    <number:number-style style:name="N110">
      <number:number number:decimal-places="1" loext:min-decimal-places="1" number:min-integer-digits="1" number:grouping="true"/>
    </number:number-style>
    <number:percentage-style style:name="N111">
      <number:number number:decimal-places="1" loext:min-decimal-places="1" number:min-integer-digits="1"/>
      <number:text>%</number:text>
    </number:percentage-style>
    <number:percentage-style style:name="N112">
      <number:number number:decimal-places="0" loext:min-decimal-places="0" number:min-integer-digits="1"/>
      <number:text>%</number:text>
    </number:percentag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9">00.00.0000</text:date>, <text:time style:data-style-name="N2" text:time-value="20:48:36.05643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05:58:05.693583000</meta:creation-date>
    <dc:date>2019-11-07T21:23:12.824895000</dc:date>
    <meta:editing-duration>P3DT12M17S</meta:editing-duration>
    <meta:editing-cycles>19</meta:editing-cycles>
    <meta:generator>LibreOffice/5.2.6.2$MacOSX_X86_64 LibreOffice_project/a3100ed2409ebf1c212f5048fbe377c281438fdc</meta:generator>
    <meta:document-statistic meta:table-count="1" meta:cell-count="258" meta:object-count="2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96cm" svg:y="4.21cm" style:legend-expansion="high" chart:style-name="ch2"/>
        <chart:plot-area chart:style-name="ch3" table:cell-range-address="Sheet1.C2:Sheet1.C25" svg:x="0.32cm" svg:y="0.18cm" svg:width="12.456cm" svg:height="8.64cm">
          <chartooo:coordinate-region svg:x="2.131cm" svg:y="0.37cm" svg:width="10.254cm" svg:height="7.8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5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272038">
                <text:p>46272038</text:p>
                <draw:g>
                  <svg:desc>Sheet1.C2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035390">
                <text:p>230353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4253804">
                <text:p>1242538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8347495">
                <text:p>1583474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295025">
                <text:p>58295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45736">
                <text:p>71457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626215">
                <text:p>246262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035722">
                <text:p>980357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16695">
                <text:p>199166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028188">
                <text:p>640281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388784">
                <text:p>483887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1534">
                <text:p>19915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8783">
                <text:p>14087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896935">
                <text:p>288969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814472">
                <text:p>338144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309643">
                <text:p>293096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432671">
                <text:p>204326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510375">
                <text:p>10510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9375">
                <text:p>569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974070">
                <text:p>69740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48986">
                <text:p>71489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103930">
                <text:p>91039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818808">
                <text:p>108188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52528">
                <text:p>64525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MacOSX_X86_64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5cm" svg:height="9.009cm" xlink:href=".." xlink:type="simple" chart:class="chart:line" chart:style-name="ch1">
        <chart:legend chart:legend-position="end" svg:x="13.089cm" svg:y="4.214cm" style:legend-expansion="high" chart:style-name="ch2"/>
        <chart:plot-area chart:style-name="ch3" table:cell-range-address="Sheet1.G2:Sheet1.G25" svg:x="0.761cm" svg:y="0.178cm" svg:width="11.656cm" svg:height="8.646cm">
          <chartooo:coordinate-region svg:x="1.992cm" svg:y="0.368cm" svg:width="10.234cm" svg:height="7.8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25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315">
                <text:p>25315</text:p>
                <draw:g>
                  <svg:desc>Sheet1.G2:Sheet1.G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93">
                <text:p>133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619">
                <text:p>326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789">
                <text:p>217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95">
                <text:p>101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501">
                <text:p>145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868">
                <text:p>228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832">
                <text:p>148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374">
                <text:p>323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087">
                <text:p>210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97">
                <text:p>99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37">
                <text:p>63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242">
                <text:p>152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197">
                <text:p>191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023">
                <text:p>170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490">
                <text:p>124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062">
                <text:p>130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39">
                <text:p>61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912">
                <text:p>109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656">
                <text:p>116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726">
                <text:p>127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533">
                <text:p>135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82">
                <text:p>95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MacOSX_X86_64 LibreOffice_project/a3100ed2409ebf1c212f5048fbe377c281438fd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